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ro40" style:family="table-row">
      <style:table-row-properties style:row-height="15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7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9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0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7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2">def </text:span><text:span text:style-name="T3">overlaps</text:span><text:span text:style-name="T4">(ngram_span_window</text:span><text:span text:style-name="T5">, </text:span><text:span text:style-name="T4">recentest_match_end: </text:span><text:span text:style-name="T6">int</text:span><text:span text:style-name="T4">):</text:span></text:p>
            <text:p><text:span text:style-name="T7">    </text:span><text:span text:style-name="T8">"""</text:span></text:p>
            <text:p><text:span text:style-name="T9">    See if the current span window already has a matched NE ending in it.</text:span></text:p>
            <text:p><text:span text:style-name="T10">    </text:span><text:span text:style-name="T11">:param</text:span><text:span text:style-name="T12"> ngram_span_window: e.g.((0, 1), (2, 6), (7, 15), (16, 19))</text:span></text:p>
            <text:p><text:span text:style-name="T9">    Note that because we pad_right, later elements in the tuple might be None, e.g.:</text:span></text:p>
            <text:p><text:span text:style-name="T9">    ((98, 102), (102, 103), None, None)</text:span></text:p>
            <text:p><text:span text:style-name="T10">    </text:span><text:span text:style-name="T11">:param</text:span><text:span text:style-name="T12"> recentest_match_end:</text:span></text:p>
            <text:p><text:span text:style-name="T10">    </text:span><text:span text:style-name="T11">:return</text:span><text:span text:style-name="T12">: True if there would be an overlap</text:span></text:p>
            <text:p><text:span text:style-name="T9">    """</text:span></text:p>
            <text:p><text:span text:style-name="T10">    </text:span><text:span text:style-name="T13">ngrams </text:span><text:span text:style-name="T14">= [x </text:span><text:span text:style-name="T15">for </text:span><text:span text:style-name="T14">x </text:span><text:span text:style-name="T15">in </text:span><text:span text:style-name="T14">ngram_span_window </text:span><text:span text:style-name="T15">if </text:span><text:span text:style-name="T14">x </text:span><text:span text:style-name="T15">is not None</text:span><text:span text:style-name="T14">]</text:span></text:p>
            <text:p><text:span text:style-name="T7">    </text:span><text:span text:style-name="T5">return </text:span><text:span text:style-name="T4">ngram_span_window[-</text:span><text:span text:style-name="T16">1</text:span><text:span text:style-name="T4">][-</text:span><text:span text:style-name="T16">1</text:span><text:span text:style-name="T4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7">mattlap:~/bbk/masters_project/hansard_gathering/processed_hansard_data mralph$ cat ALL_total_sentences_num                                                                  </text:span></text:p>
            <text:p><text:span text:style-name="T17">182582013</text:span></text:p>
            <text:p><text:span text:style-name="T17">mattlap:~/bbk/masters_project/hansard_gathering/processed_hansard_data mralph$ cat train_total_sentences_num                                                                 </text:span></text:p>
            <text:p><text:span text:style-name="T17">91294439</text:span></text:p>
            <text:p><text:span text:style-name="T18">mattlap:~/bbk/masters_project/hansard_gathering/processed_hansard_data mralph$ cat dev_total_sentences_num                                           </text:span></text:p>
            <text:p><text:span text:style-name="T18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9">mattlap:~/bbk/masters_project/hansard_gathering/processed_hansard_data mralph$ cat test_total_sentences_num</text:span></text:p>
            <text:p><text:span text:style-name="T18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1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40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7" table:number-rows-repeated="104848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3T13:54:24.343791410</dc:date>
    <meta:editing-duration>P4DT20H50M52S</meta:editing-duration>
    <meta:editing-cycles>107</meta:editing-cycles>
    <meta:document-statistic meta:table-count="2" meta:cell-count="272" meta:object-count="0"/>
  </office:meta>
</office:document-meta>
</file>